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500000017C2205A6DF68965769.png" manifest:media-type="image/png"/>
  <manifest:file-entry manifest:full-path="Pictures/10000001000008F4000002485CA0FD1AA384EF2A.png" manifest:media-type="image/png"/>
  <manifest:file-entry manifest:full-path="Pictures/10000001000001C20000012CE3F4F6450C8066D6.png" manifest:media-type="image/png"/>
  <manifest:file-entry manifest:full-path="Pictures/10000001000001E0000001E061017841A657D512.png" manifest:media-type="image/png"/>
  <manifest:file-entry manifest:full-path="Pictures/100000010000025800000258A3EF5322774096CE.png" manifest:media-type="image/png"/>
  <manifest:file-entry manifest:full-path="Pictures/100000010000038400000384D4145E33E79FD36C.png" manifest:media-type="image/png"/>
  <manifest:file-entry manifest:full-path="Pictures/1000000100000129000000AA12A2976ED8A9DD94.png" manifest:media-type="image/png"/>
  <manifest:file-entry manifest:full-path="Pictures/10000001000003480000035BCEFED1AA549D3D56.png" manifest:media-type="image/png"/>
  <manifest:file-entry manifest:full-path="Pictures/10000001000003C10000029DBF62D9D89A4DF7AC.png" manifest:media-type="image/png"/>
  <manifest:file-entry manifest:full-path="Pictures/100000010000012A000000A96B640AD5405556C8.png" manifest:media-type="image/png"/>
  <manifest:file-entry manifest:full-path="Pictures/100000010000012C000001902CC2EEA82CB5B58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.30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Predefinito">
        <draw:frame draw:style-name="gr1" draw:text-style-name="P1" draw:layer="layout" svg:width="2.539cm" svg:height="3.385cm" draw:transform="rotate (-1.04859381459819) translate (21.484cm 1.861cm)">
          <draw:image xlink:href="Pictures/100000010000012C000001902CC2EEA82CB5B58E.png" xlink:type="simple" xlink:show="embed" xlink:actuate="onLoad" draw:mime-type="image/png">
            <text:p/>
          </draw:image>
        </draw:frame>
        <draw:frame draw:style-name="gr1" draw:text-style-name="P1" draw:layer="layout" svg:width="1.795cm" svg:height="1.25cm" svg:x="13.461cm" svg:y="6.627cm">
          <draw:image xlink:href="Pictures/10000001000003C10000029DBF62D9D89A4DF7AC.png" xlink:type="simple" xlink:show="embed" xlink:actuate="onLoad" draw:mime-type="image/png">
            <text:p/>
          </draw:image>
        </draw:frame>
        <draw:frame draw:style-name="gr1" draw:text-style-name="P1" draw:layer="layout" svg:width="2.539cm" svg:height="3.385cm" draw:transform="rotate (-0.972671992136441) translate (10.297cm 1.496cm)">
          <draw:image xlink:href="Pictures/100000010000012C000001902CC2EEA82CB5B58E.png" xlink:type="simple" xlink:show="embed" xlink:actuate="onLoad" draw:mime-type="image/png">
            <text:p/>
          </draw:image>
        </draw:frame>
        <draw:frame draw:style-name="gr1" draw:text-style-name="P1" draw:layer="layout" svg:width="2.539cm" svg:height="3.385cm" draw:transform="rotate (-1.14668131856027) translate (19.205cm 10cm)">
          <draw:image xlink:href="Pictures/100000010000012C000001902CC2EEA82CB5B58E.png" xlink:type="simple" xlink:show="embed" xlink:actuate="onLoad" draw:mime-type="image/png">
            <text:p/>
          </draw:image>
        </draw:frame>
        <draw:frame draw:style-name="gr1" draw:text-style-name="P1" draw:layer="layout" svg:width="4.4cm" svg:height="4.5cm" svg:x="12.183cm" svg:y="4.783cm">
          <draw:image xlink:href="Pictures/10000001000003480000035BCEFED1AA549D3D56.png" xlink:type="simple" xlink:show="embed" xlink:actuate="onLoad" draw:mime-type="image/png">
            <text:p/>
          </draw:image>
        </draw:frame>
        <draw:frame draw:style-name="gr1" draw:text-style-name="P1" draw:layer="layout" svg:width="2.045cm" svg:height="2.045cm" draw:transform="rotate (-0.831474855650099) translate (11.011cm 7.25cm)">
          <draw:image xlink:href="Pictures/100000010000038400000384D4145E33E79FD36C.png" xlink:type="simple" xlink:show="embed" xlink:actuate="onLoad" draw:mime-type="image/png">
            <text:p/>
          </draw:image>
        </draw:frame>
        <draw:frame draw:style-name="gr1" draw:text-style-name="P1" draw:layer="layout" svg:width="2.094cm" svg:height="2.094cm" draw:transform="rotate (0.574213323906134) translate (15.647cm 9.298cm)">
          <draw:image xlink:href="Pictures/100000010000038400000384D4145E33E79FD36C.png" xlink:type="simple" xlink:show="embed" xlink:actuate="onLoad" draw:mime-type="image/png">
            <text:p/>
          </draw:image>
        </draw:frame>
        <draw:frame draw:style-name="gr1" draw:text-style-name="P1" draw:layer="layout" svg:width="2.183cm" svg:height="2.183cm" draw:transform="rotate (2.12598556185429) translate (17.651cm 7.006cm)">
          <draw:image xlink:href="Pictures/100000010000038400000384D4145E33E79FD36C.png" xlink:type="simple" xlink:show="embed" xlink:actuate="onLoad" draw:mime-type="image/png">
            <text:p/>
          </draw:image>
        </draw:frame>
        <draw:frame draw:style-name="gr1" draw:text-style-name="P1" draw:layer="layout" svg:width="1.287cm" svg:height="1.287cm" draw:transform="rotate (-0.139800873084746) translate (7.976cm 1.796cm)">
          <draw:image xlink:href="Pictures/100000010000025800000258A3EF5322774096CE.png" xlink:type="simple" xlink:show="embed" xlink:actuate="onLoad" draw:mime-type="image/png">
            <text:p/>
          </draw:image>
        </draw:frame>
        <draw:frame draw:style-name="gr1" draw:text-style-name="P1" draw:layer="layout" svg:width="1.287cm" svg:height="1.287cm" draw:transform="rotate (-0.241553568476015) translate (19.3cm 1.942cm)">
          <draw:image xlink:href="Pictures/100000010000025800000258A3EF5322774096CE.png" xlink:type="simple" xlink:show="embed" xlink:actuate="onLoad" draw:mime-type="image/png">
            <text:p/>
          </draw:image>
        </draw:frame>
        <draw:frame draw:style-name="gr1" draw:text-style-name="P1" draw:layer="layout" svg:width="1.949cm" svg:height="1.949cm" draw:transform="rotate (-2.42234246884293) translate (13cm 5.216cm)">
          <draw:image xlink:href="Pictures/100000010000038400000384D4145E33E79FD36C.png" xlink:type="simple" xlink:show="embed" xlink:actuate="onLoad" draw:mime-type="image/png">
            <text:p/>
          </draw:image>
        </draw:frame>
        <draw:frame draw:style-name="gr1" draw:text-style-name="P1" draw:layer="layout" svg:width="1.733cm" svg:height="1.733cm" svg:x="22.767cm" svg:y="15.207cm">
          <draw:image xlink:href="Pictures/10000001000001E0000001E061017841A657D512.png" xlink:type="simple" xlink:show="embed" xlink:actuate="onLoad" draw:mime-type="image/png">
            <text:p/>
          </draw:image>
        </draw:frame>
        <draw:frame draw:style-name="gr1" draw:text-style-name="P1" draw:layer="layout" svg:width="1.964cm" svg:height="1.309cm" svg:x="21.25cm" svg:y="12.457cm">
          <draw:image xlink:href="Pictures/10000001000001C20000012CE3F4F6450C8066D6.png" xlink:type="simple" xlink:show="embed" xlink:actuate="onLoad" draw:mime-type="image/png">
            <text:p/>
          </draw:image>
        </draw:frame>
        <draw:custom-shape draw:style-name="gr2" draw:text-style-name="P2" draw:layer="layout" svg:width="1cm" svg:height="0.25cm" draw:transform="rotate (-0.377165651355975) translate (20.07cm 12.356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2" draw:layer="layout" svg:width="1cm" svg:height="0.25cm" draw:transform="rotate (-1.1702432634622) translate (22.98cm 13.939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1" draw:layer="layout" svg:width="9.257cm" svg:height="5.25cm" svg:x="2.75cm" svg:y="9cm">
          <draw:image xlink:href="Pictures/100000010000012A000000A96B640AD5405556C8.png" xlink:type="simple" xlink:show="embed" xlink:actuate="onLoad" draw:mime-type="image/png">
            <text:p/>
          </draw:image>
        </draw:frame>
        <draw:frame draw:style-name="gr1" draw:text-style-name="P1" draw:layer="layout" svg:width="2.945cm" svg:height="1cm" svg:x="5.257cm" svg:y="10.5cm">
          <draw:image xlink:href="Pictures/10000001000008F4000002485CA0FD1AA384EF2A.png" xlink:type="simple" xlink:show="embed" xlink:actuate="onLoad" draw:mime-type="image/png">
            <text:p/>
          </draw:image>
        </draw:frame>
        <draw:frame draw:style-name="gr1" draw:text-style-name="P1" draw:layer="layout" svg:width="4.302cm" svg:height="1.927cm" svg:x="15.698cm" svg:y="14.957cm">
          <draw:image xlink:href="Pictures/10000001000003500000017C2205A6DF68965769.png" xlink:type="simple" xlink:show="embed" xlink:actuate="onLoad" draw:mime-type="image/png">
            <text:p/>
          </draw:image>
        </draw:frame>
        <draw:custom-shape draw:style-name="gr2" draw:text-style-name="P2" draw:layer="layout" svg:width="1cm" svg:height="0.25cm" draw:transform="rotate (-1.75649935920709) translate (17.93cm 13.724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1" draw:layer="layout" svg:width="1.5cm" svg:height="0.859cm" svg:x="16.948cm" svg:y="15.525cm">
          <draw:image xlink:href="Pictures/1000000100000129000000AA12A2976ED8A9DD9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0093d9" draw:marker-start-width="0.2cm" draw:marker-start-center="false" draw:marker-end-width="0.2cm" draw:marker-end-center="false" draw:fill="solid" draw:fill-color="#068ac4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17T10:30:37.471343537</meta:creation-date>
    <dc:date>2022-01-03T09:42:04.613143326</dc:date>
    <meta:editing-duration>PT1H3M1S</meta:editing-duration>
    <meta:editing-cycles>11</meta:editing-cycles>
    <meta:generator>LibreOffice/7.2.4.1$Linux_X86_64 LibreOffice_project/20$Build-1</meta:generator>
    <meta:document-statistic meta:object-count="20"/>
  </office:meta>
</office:document-meta>
</file>